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0" table:number-columns-repeated="16369" table:default-cell-style-name="ce1"/>
        <table:table-row table:style-name="ro1">
          <table:table-cell office:value-type="string" table:style-name="ce1">
            <text:p>Playbook ID/Name</text:p>
          </table:table-cell>
          <table:table-cell office:value-type="string" table:style-name="ce1">
            <text:p>Source Type</text:p>
          </table:table-cell>
          <table:table-cell office:value-type="string" table:style-name="ce1">
            <text:p>Source/Reference</text:p>
          </table:table-cell>
          <table:table-cell office:value-type="string" table:style-name="ce1">
            <text:p>Availability</text:p>
          </table:table-cell>
          <table:table-cell office:value-type="string" table:style-name="ce1">
            <text:p>Playbook Type</text:p>
          </table:table-cell>
          <table:table-cell office:value-type="string" table:style-name="ce1">
            <text:p>Intended Use</text:p>
          </table:table-cell>
          <table:table-cell office:value-type="string" table:style-name="ce1">
            <text:p>Process Automation Level</text:p>
          </table:table-cell>
          <table:table-cell office:value-type="string" table:style-name="ce1">
            <text:p>Primary Representation</text:p>
          </table:table-cell>
          <table:table-cell office:value-type="string" table:style-name="ce1">
            <text:p>Main Format</text:p>
          </table:table-cell>
          <table:table-cell office:value-type="string" table:style-name="ce1">
            <text:p>Graphical Model Present</text:p>
          </table:table-cell>
          <table:table-cell office:value-type="string" table:style-name="ce1">
            <text:p>BPMN Used</text:p>
          </table:table-cell>
          <table:table-cell office:value-type="string" table:style-name="ce1">
            <text:p>Machine-readable</text:p>
          </table:table-cell>
          <table:table-cell office:value-type="string" table:style-name="ce1">
            <text:p>Standard-based</text:p>
          </table:table-cell>
          <table:table-cell office:value-type="string" table:style-name="ce1">
            <text:p>Interoperability Intent</text:p>
          </table:table-cell>
          <table:table-cell office:value-type="string" table:style-name="ce1">
            <text:p>Core Element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ferenz im Text</text:p>
          </table:table-cell>
          <table:table-cell office:value-type="string" table:style-name="ce1">
            <text:p>Literature/Market/Government</text:p>
          </table:table-cell>
          <table:table-cell office:value-type="string" table:style-name="ce1">
            <text:p>Zitierfähigkeit</text:p>
          </table:table-cell>
          <table:table-cell office:value-type="string" table:style-name="ce1">
            <text:p>Public/Open Repo/Example/Government Guidance</text:p>
          </table:table-cell>
          <table:table-cell office:value-type="string" table:style-name="ce1">
            <text:p>Incident Response Remediation Detection Investigation Curation etc.</text:p>
          </table:table-cell>
          <table:table-cell office:value-type="string" table:style-name="ce1">
            <text:p>Depending on Playbook</text:p>
          </table:table-cell>
          <table:table-cell office:value-type="string" table:style-name="ce1">
            <text:p>Manual/Semi/Fully automated</text:p>
          </table:table-cell>
          <table:table-cell office:value-type="string" table:style-name="ce1">
            <text:p>Code/Textual/Graphical/Hybrid</text:p>
          </table:table-cell>
          <table:table-cell office:value-type="string" table:style-name="ce1">
            <text:p>JSON, YAML, Markdown, PDF, BPMN, …</text:p>
          </table:table-cell>
          <table:table-cell office:value-type="string" table:style-name="ce1">
            <text:p>Yes/No</text:p>
          </table:table-cell>
          <table:table-cell office:value-type="string" table:style-name="ce1">
            <text:p>Yes/No</text:p>
          </table:table-cell>
          <table:table-cell office:value-type="string" table:style-name="ce1">
            <text:p>Yes/No</text:p>
          </table:table-cell>
          <table:table-cell office:value-type="string" table:style-name="ce1">
            <text:p>CACAO/Similar Standard/None</text:p>
          </table:table-cell>
          <table:table-cell office:value-type="string" table:style-name="ce1">
            <text:p>Exists/Not stated/Does not exist</text:p>
          </table:table-cell>
          <table:table-cell office:value-type="string" table:style-name="ce1">
            <text:p>Yes/No mit Nennung des Elements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ISA Cybersecurity Incident Response Playbook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www.cisa.gov/sites/default/files/2024-08/Federal_Government_Cybersecurity_Incident_and_Vulnerability_Response_Playbooks_508C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Actions, Roles, Triggers, Decision points, Implicit start/en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ISA Vulnerability Response Playbook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www.cisa.gov/sites/default/files/2024-08/Federal_Government_Cybersecurity_Incident_and_Vulnerability_Response_Playbooks_508C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Actions, Roles, Triggers, Decision points, Implicit start/en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icrosoft Phishing Playbook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learn.microsoft.com/de-de/security/operations/incident-response-playbook-phishing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HTM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Actions, Roles, Conditions, Workflow steps, Checklist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icrosoft Kennwortspray Playbook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learn.microsoft.com/de-de/security/operations/incident-response-playbook-password-spray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Kennwortspray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HTM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Actions, Roles, Conditions, Workflow steps, Checklist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icrosoft Zuweisung der App-Einwilligung Playbook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learn.microsoft.com/de-de/security/operations/incident-response-playbook-app-consen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Zuweisung der App-Einwilligung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HTM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Actions, Roles, Conditions, Workflow steps, Checklist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icrosoft Kompromittierte und schädliche Anwendungen Playbook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learn.microsoft.com/de-de/security/operations/incident-response-playbook-compromised-malicious-app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Kompromittierte und schädliche Anwendunge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HTM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Actions, Roles, Conditions, Workflow steps, Checklists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AD LDAP Account Locking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d_ldap_account_locking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ccount Lock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D LDAP Account Unlocking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d_ldap_account_unlocking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ccount Unlock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D LDAP Entity Attribute Lookup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d_ldap_entity_attribute_lookup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 (user or device), Filter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 IAM Account Locking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ws_iam_account_locking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medi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 (user name), Filter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 IAM Account Unlocking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ws_iam_account_unlocking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medi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ctive Directory Disable Account Dispat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ctive_directory_disable_account_dispat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mediation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, Condition, Parallel-Gateway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ctive Directory Enable Account Dispat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ctive_directory_enable_account_dispat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mediation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ttribute Lookup Dispat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ttribute_lookup_dispat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utomated Enrichment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utomated_enrichment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zure AD Account Locking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zure_ad_account_locking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<text:s/>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zure AD Account Unlocking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zure_ad_account_unlocking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<text:s/>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zure AD Graph User Attribute Lookup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azure_ad_graph_user_attribute_lookup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isco Talos Intelligence Identifier Reputation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isco_talos_intelligence_identifier_reputation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s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isco Umbrella DNS Denylisting</text:p>
          </table:table-cell>
          <table:table-cell office:value-type="string" table:style-name="ce1">
            <text:p>Market</text:p>
          </table:table-cell>
          <table:table-cell office:value-type="string" table:style-name="ce4">
            <text:p>https://research.splunk.com/playbooks/cisco_umbrella_dns_denylisting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s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Device Attribute Lookup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rowdstrike_oauth_api_device_attribute_lookup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s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Dynamic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rowdstrike_oauth_api_dynamic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/Phishing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s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Endpoint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rowdstrike_oauth_api_endpoint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/Malware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Executable Denylisting</text:p>
          </table:table-cell>
          <table:table-cell office:value-type="string" table:style-name="ce1">
            <text:p>Market</text:p>
          </table:table-cell>
          <table:table-cell office:value-type="string" table:style-name="ce4">
            <text:p>https://research.splunk.com/playbooks/crowdstrike_oauth_api_executable_denylisting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/Malware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File Collection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rowdstrike_oauth_api_file_collection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Collection/Malware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File Eviction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rowdstrike_oauth_api_file_eviction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/Malware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File Restore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rowdstrike_oauth_api_file_restore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/Malware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Get Device Info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rowdstrike_oauth_api_get_device_info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Utility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Identifier Activity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rowdstrike_oauth_api_identifier_activity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Network Isolation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rowdstrike_oauth_api_network_isolation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/Malware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Network Restore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rowdstrike_oauth_api_network_restore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/Malware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owdStrike OAuth API Process Termination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crowdstrike_oauth_api_process_termination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/Malware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NS Denylisting Dispat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dns_denylisting_dispat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ynamic Analysis Dispat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dynamic_analysis_dispat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/Phishing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 Suite for GMail Message Identifier Activity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g_suite_for_gmail_message_identifier_activity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Repräsentation nicht auffindba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 Suite for Gmail Message Eviction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g_suite_for_gmail_message_eviction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 Suite for Gmail Search and Purge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g_suite_for_gmail_search_and_purge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dentifier Activity Analysis Dispat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identifier_activity_analysis_dispat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dentifier Reputation Analysis Dispat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identifier_reputation_analysis_dispat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ira Related Tickets Sear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jira_related_tickets_sear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S Graph for Office 365 Message Eviction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ms_graph_for_office_365_message_eviction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S Graph for Office 365 Message Identifier Activity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ms_graph_for_office_365_message_identifier_activity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S Graph for Office 365 Message Restore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ms_graph_for_office_365_message_restore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S Graph for Office 365 Search and Purge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ms_graph_for_office_365_search_and_purge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rompt, Filter/Condition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S Graph for Office 365 Search and Restore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ms_graph_for_office_365_search_and_restore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anorama Outbound Traffic Filtering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panorama_outbound_traffic_filtering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hishTank URL Reputation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phishtank_url_reputation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/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lated Tickets Search Dispat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related_tickets_search_dispat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Synchronus Action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erviceNow Related Tickets Sear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servicenow_related_tickets_sear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lunk Attack Analyzer Dynamic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splunk_attack_analyzer_dynamic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/Phishing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Synchronus Action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lunk Automated Email Investigation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splunk_automated_email_investigation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Synchronus Action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lunk Identifier Activity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splunk_identifier_activity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Synchronus Action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lunk Message Identifier Activity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splunk_message_identifier_activity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Synchronus Action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lunk Notable Related Tickets Sear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splunk_notable_related_tickets_sear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Synchronus Action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URL Outbound Traffic Filtering Dispatch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url_outbound_traffic_filtering_dispatch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Synchronus Action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UrlScan IO Dynamic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urlscan_io_dynamic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/Phishing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Synchronus Action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Virustotal V3 Dynamic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virustotal_v3_dynamic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/Phishing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Synchronus Action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VirusTotal v3 Identifier Reputation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virustotal_v3_identifier_reputation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Synchronus Action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Windows Defender ATP Identifier Activity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windows_defender_atp_identifier_activity_analysis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Filter/Condition, Action Steps, Synchronus Action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ZScaler Outbound Traffic Filtering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research.splunk.com/playbooks/zscaler_outbound_traffic_filtering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/Endpoi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Repräsentation nicht auffindba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vestigating phishing websites</text:p>
          </table:table-cell>
          <table:table-cell office:value-type="string" table:style-name="ce1">
            <text:p>Repository</text:p>
          </table:table-cell>
          <table:table-cell office:value-type="string" table:style-name="ce4">
            <text:p>https://github.com/MISP/misp-playbooks/blob/main/misp-playbooks/pb_investigating_phishing_websites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eolocate IP addresses and calculate distanc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geolocate_ip_and_calc_distance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Geolocate IP Addresse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eate a MISP event from Microsoft Sentinel security incident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event_from_sentinel_incidents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ARM fingerprint investigations with Censys, Shodan and MISP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jarm_verification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Fingerprint Investig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lware triage with MISP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malware_triage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Malwar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hreat Actor Profiling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threat_actor_profiling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/CTI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Query URL reput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query_url_reputation-with_output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nrichment (URL)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URL remedi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url_remediation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Remedi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Query CVE inform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query_cve_information-with_output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Query IP reput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query_ip_reputation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Query domain reput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query_domain_reputation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urate MISP event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curate_misp_events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Cur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uration: disable decayed indicator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curate_disable_decayed_indicators-with_output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Cur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eate a custom MISP warninglis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create_custom_MISP_warninglist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/CTI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troscan with a MISP warninglis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MISP/misp-playbooks/blob/main/misp-playbooks/pb_retroscan_with_MISP_warninglist.ipynb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upyter Notebo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Phases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lware Infection Playbook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isomer-user-content.by.gov.sg/36/e87c0b79-135a-4f91-9a39-8d59fd081b6b/Playbook-for-Malware-Infection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(Malware)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Start Event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ansomware Response Checklist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isomer-user-content.by.gov.sg/36/31599eb6-80ca-44b4-8ed5-8cd3cce83afd/Ransomware-Response-Checklist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(Ransomware)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usiness Email Compromise (BEC) Playbook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isomer-user-content.by.gov.sg/36/a5ddb9e8-d337-4c41-8abb-1197e7c89c97/Playbook-for-Business-Email-Compromis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(Compromise)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istributed Denial-of-Service Playbook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isomer-user-content.by.gov.sg/36/4b827849-0a11-46d1-8dd1-8c1d883af72f/Playbook-for-DDoS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(DDoS)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Start Event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loud Incident Response Playbook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isomer-user-content.by.gov.sg/36/96be24d9-b40c-4b66-9682-bf32bd9424ed/aws-cloud-ir-playbook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(Cloud Incidents(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Scenarios, 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1 MALWARE INFECTION RESPONS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1-WormInfection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(Worm)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2 WINDOWS INTRUSION DETECTION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2-WindowsIntrusion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Intrusion Detec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3 UNIX/LINUX INTRUSION DETECTION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3-UnixLinuxIntrusionDetection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Intrusion Detec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4 DDOS INCIDENT RESPONS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4-DDOS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(DDoS)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5 MALICIOUS NETWORK BEHAVIOUR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5-MaliciousNetworkBehaviour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6 WEBSITE DEFACEMENT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6-Website-Defacement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(Defacement)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7 WINDOWS MALWARE DETECTION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7-WindowsMalwareDetection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Malware Detec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8 BLACKMAIL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8-Blackmail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Social (Blackmail)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9 MALWARE ON SMARTPHON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9-SmartphoneMalwar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lwar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10 SOCIAL ENGINEERING INCIDENT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10-SocialEngineering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Social Engineering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11 INFORMATION LEAKAG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11-InformationLeakag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Leaka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12 INSIDER ABUS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12-InsiderAbus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Insider Attack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13 CUSTOMER PHISING INCIDENT RESPONS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13-Customer_Phishing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ustomer Phishing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14 SCAM INCIDENT RESPONS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14-Scam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cam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15 TRADEMARK INFRINGEMENT INCIDENT RESPONS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15-Trademark%20infringement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Trademark Infringement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Playbook Reference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16 PHISHING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16-Phishing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 Attack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Playbook Reference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17 RANSOMWAR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17-Ransomwar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ansomware Infec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18 LARGE SCALE COMPROMIS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18-Large_scale_compromis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ompromise of Data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Playbook Reference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19 THIRD-PARTY COMPROMIS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19-3rd-party_compromis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ompromise of Data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Playbook Reference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20 RED TEAM DETECTION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20-Red_Team_Detection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Attack Simula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Playbook Reference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21 CRITICAL VULNERABILITY PRIORITIZATION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21-Critical_Vulnerability_Prioritization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Prioritization of Vulnerabilitie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M #22 BUSINESS EMAIL COMPROMISE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raw.githubusercontent.com/wagov/IRM/main/EN/IRM-22-Business_Email_Compromis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ompromise of Data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eispiel Playbook aus Generating ICS vulnerability playbooks with open standards</text:p>
          </table:table-cell>
          <table:table-cell office:value-type="string" table:style-name="ce1">
            <text:p>Literature</text:p>
          </table:table-cell>
          <table:table-cell office:value-type="string" table:style-name="ce1">
            <text:p>https://link.springer.com/article/10.1007/s10207-023-00760-5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IC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Code, Graphical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CAO</text:p>
          </table:table-cell>
          <table:table-cell office:value-type="string" table:style-name="ce1">
            <text:p>Exists</text:p>
          </table:table-cell>
          <table:table-cell office:value-type="string" table:style-name="ce1">
            <text:p>Workflow (Start Event, End Event, Single Action Steps), Commands, Targets, Matching/Classification von Actions, Remediation Step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n Incident Response Playbook Guide for SMEs (Odozor et al., 2025)</text:p>
          </table:table-cell>
          <table:table-cell office:value-type="string" table:style-name="ce1">
            <text:p>Literature</text:p>
          </table:table-cell>
          <table:table-cell office:value-type="string" table:style-name="ce1">
            <text:p>https://www.researchgate.net/publication/394497639_An_Incident_Response_Playbook_Guide_for_Small_and_Medium_Enterprises_SME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Incident Response Guid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Phasen (IR-Response), Start Event, Action Steps (in Phasen), End Event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On the Integration of Course of Action Playbooks into Shareable Cyber Threat Intelligence (Mavroeidis et al., 2021) (CACAO Playbook als BPMN)</text:p>
            <text:p>into Shareable Cyber Threat Intelligence</text:p>
          </table:table-cell>
          <table:table-cell office:value-type="string" table:style-name="ce1">
            <text:p>Literature</text:p>
          </table:table-cell>
          <table:table-cell office:value-type="string" table:style-name="ce1">
            <text:p>https://ieeexplore.ieee.org/abstract/document/9671893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OC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Hybrid (Graphical, Textual)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CAO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Workflow (Start Event, End Event, Single Action Steps), Commands, AND-Verknüpfung Targets, Remediation Step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ASP: a Semantic web-based Approach for management of Sharable cybersecurity Playbooks (Gurabi et al., 2022)</text:p>
          </table:table-cell>
          <table:table-cell office:value-type="string" table:style-name="ce1">
            <text:p>Literature</text:p>
          </table:table-cell>
          <table:table-cell office:value-type="string" table:style-name="ce1">
            <text:p>https://dl.acm.org/doi/abs/10.1145/3538969.3544478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Joi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ASP Automated Actions Playboo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Fraunhofer-FIT-DSAI/SASP/blob/main/SASP/example%20playbooks/Automated%20Actions%20Playbook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utomation for Incident Respons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CAO</text:p>
          </table:table-cell>
          <table:table-cell office:value-type="string" table:style-name="ce1">
            <text:p>Exists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OTER: A Playbook for Cybersecurity Incident Management</text:p>
          </table:table-cell>
          <table:table-cell office:value-type="string" table:style-name="ce1">
            <text:p>Literature</text:p>
          </table:table-cell>
          <table:table-cell office:value-type="string" table:style-name="ce1">
            <text:p>https://ieeexplore.ieee.org/abstract/document/9086465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OC Guidelin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Processes with Subprocesses (Governance Command, Sharing/Escalations/Reporting, Incident Management), Hierarchi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itigate High Risk Device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167a340ec9a248aded081/1544644515852/Mitigate+High+Risk+Devic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itiga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otential Malicious Indicator Identified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1d7cc758d462dcc59d5d6/1544673229033/Potential+Malicious+Indicator+Indentified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Identification of Indicator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isable Account for Outgoing Employee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167674fa51a65cf184528/1544644455873/Disable+Account+for+Outgoing+Employe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sset Management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dvanced Autoimmunity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07735440ec9a9f1e3e139c/1543992148354/Autoimmunity+Analysis+of+Submitted+CTI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CTI Analysi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TI Flagged Following Autoimmunity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16733c2241b4bd16d42f9/1544644403393/CTI+Flagged+Following+Autoimmunity+Analysis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TI Flagging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TI Passed Autoimmunity Analysi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93e0721c67c387b69968b/1545158151728/CTI+Passed+Autoimmunity+Analysis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CTI Analysi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vestigate Loss of Internal Service and Determine Remediation Action Playbook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16752898583a9a50fd4cc/1544644434812/Determine+Remediation+Action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licious Indicator Detected on Network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1677b575d1fccbf6d723c/1544644475836/Malicious+Indicator+Detected+on+Network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IOC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can for, and Mitigate, Malware on Servers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167d30e2e726e86a3c68c/1544644563604/Scan+for+and+Mitigate+Malware+on+Servers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lwar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itigate Compromised Device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167956d2a73c7414ca8a3/1544644502102/Mitigate+Compromised+Devic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itiga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itigate Compromised Local Administrator Credential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93e2caa4a990eb27d4c12/1545158189540/Mitigate+Compromised+Local+Administrator+Credential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itiga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build Server After Loss of Heartbeat is Detected and Investigated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167b403ce64b320f16fef/1544644532537/Rebuild+Server+After+Loss+of+Heartbeat+is+detected+and+investigated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Server Rebuild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build Server Playbook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static1.squarespace.com/static/5a94b67ff93fd440f0516297/t/5c1167c288251b43e88e1e9f/1544644547140/Rebuild+Server+Playbook+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Server Rebuild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, Op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 IR Playbook: GuardDuty Finding PrivilegeEscalation-Kubernetes:PrivilegedContainer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ws-samples/aws-incident-response-playbooks/blob/master/playbooks/Amazon%20GuardDuty%20Playbooks/EKS%20Findings/IRP-GD-PrivilegeEscalation-Kubernetes_PrivilegedContainer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for Privileged Container being activated in Kubernete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General Information, Start Event (Incident), Phases (Incident Response), Action Steps in Phase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 IR Playbook: GuardDuty Finding: Discovery:Kubernetes/SuccessfulAnonymousAcces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ws-samples/aws-incident-response-playbooks/blob/master/playbooks/Amazon%20GuardDuty%20Playbooks/EKS%20Findings/IRP-GD-SuccessfulAnonymousAccess-Kubernetes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steps for incidents involving an API operation that was successfully invoked by the<text:s/><text:span text:style-name="T2">system:anonymous user</text:span><text:s/>in a Kubernetes cluster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General Information, Start Event (Incident), Phases (Incident Response), Action Steps in Phase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 IR Playbook: GuardDuty Finding: Impact:IAMUser/AnomalousBehavior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ws-samples/aws-incident-response-playbooks/blob/master/playbooks/Amazon%20GuardDuty%20Playbooks/IAM%20Findings/IAMAnomolousBehavior-Impact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nomolous API Usage from an AWS IAM Resourc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General Information, Start Event (Incident), Phases (Incident Response), Action Steps in Phase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 IR Playbook: GuardDuty Finding: Execution:EC2/MaliciousFil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ws-samples/aws-incident-response-playbooks/blob/master/playbooks/Amazon%20GuardDuty%20Playbooks/Malware%20Findings/EC2MalwareFindings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Incidents Involving Deployment of a Privileged Container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General Information, Start Event (Incident), Phases (Incident Response), Action Steps in Phase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 IR Playbook: Credential Leakage/Compromis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ws-samples/aws-incident-response-playbooks/blob/master/playbooks/IRP-CredCompromise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redential Leakage/Compromise Incident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General Information, Start Event (Incident), Phases (Incident Response), Action Steps in Phase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 IR Playbook: Unintended access to an Amazon Simple Storage Service (Amazon S3) bucke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ws-samples/aws-incident-response-playbooks/blob/master/playbooks/IRP-DataAccess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Steps for Unintended Access to an Amazon Simple Storage Service (Amazon S3, or S3) Bucket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General Information, Start Event (Incident), Phases (Incident Response), Action Steps in Phase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 IR Playbook: Web Application Dos/DDoS Attac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ws-samples/aws-incident-response-playbooks/blob/master/playbooks/IRP-DoS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for Web Application Dos/DDoS Attack Incident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General Information, Start Event (Incident), Phases (Incident Response), Action Steps in Phase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 IR Playbook: Personal Data Breach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ws-samples/aws-incident-response-playbooks/blob/master/playbooks/IRP-PersonalDataBreach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Steps for Personal Data Breach Incident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General Information, Start Event (Incident), Phases (Incident Response), Action Steps in Phase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 IR Playbook: Ransomwar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ws-samples/aws-incident-response-playbooks/blob/master/playbooks/IRP-Ransomware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Steps for Handling Ransomware Incident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General Information, Start Event (Incident), Phases (Incident Response), Action Steps in Phase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ccount Compromised Playboo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socfortress/Playbooks/tree/main/IRP-AccountCompromise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ompromis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Hybrid (Graphical, Textual)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Matching Workflows, End Event, Referen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itical Incident Playboo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socfortress/Playbooks/tree/main/IRP-Critica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ritical Incident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Hybrid (Graphical, Textual)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Matching Workflows, End Event, Referen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ata Loss Playboo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socfortress/Playbooks/tree/main/IRP-DataLos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Data Loss, Recovery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Hybrid (Graphical, Textual)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Matching Workflows, End Event, Referen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lware Playboo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socfortress/Playbooks/tree/main/IRP-Malware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lwar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Hybrid (Graphical, Textual)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Matching Workflows, End Event, Referen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hishing Playboo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socfortress/Playbooks/tree/main/IRP-Phishing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Hybrid (Graphical, Textual)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Matching Workflows, End Event, Referen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ansom Playbook</text:p>
          </table:table-cell>
          <table:table-cell office:value-type="string" table:style-name="ce1">
            <text:p>Repository</text:p>
          </table:table-cell>
          <table:table-cell office:value-type="string" table:style-name="ce4">
            <text:p>https://github.com/socfortress/Playbooks/tree/main/IRP-Ransom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ansom, Ransomwar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Hybrid (Graphical, Textual)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Filter/Condition, Matching Workflows, End Event, Referen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laybook: Exfiltration over USB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ustinsonger/Incident-Playbook/blob/main/Playbooks/MITRE-ATTACK/Exfiltration/T1052.001%20-%20Exfiltration%20over%20USB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Investigate and Remediate Suspected Data Exfiltration via USB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laybook: Scheduled Task/Job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ustinsonger/Incident-Playbook/blob/main/Playbooks/MITRE-ATTACK/Persistence/T1053-Scheduled-Task-Job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Investigate and Remediate Malicious/Unauthorized Scheduled Tasks/Job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ateral Movement - Pass the Hash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austinsonger/Incident-Playbook/blob/main/Playbooks/MITRE-ATTACK/Lateral%20Movement/T1550.002-Lateral%20Movement%20-%20Pass%20the%20Hash.m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Investigate, Contain, Eradicate and Recover from Pass-the-Hash Lateral Movement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Markd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ad MAC Addres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oasis-tcs/cacao/blob/master/Examples/CACAO-2.0/basic-example-1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Block a malicious MAC address on a switch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CAO</text:p>
          </table:table-cell>
          <table:table-cell office:value-type="string" table:style-name="ce1">
            <text:p>Exists</text:p>
          </table:table-cell>
          <table:table-cell office:value-type="string" table:style-name="ce1">
            <text:p>Metadata, Start Event, Action Steps, End Event, Agents, Target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ckyBart ransomwar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oasis-tcs/cacao/blob/master/Examples/CACAO-2.0/locky-bart-mbc-example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ansomware Infection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CAO</text:p>
          </table:table-cell>
          <table:table-cell office:value-type="string" table:style-name="ce1">
            <text:p>Exists</text:p>
          </table:table-cell>
          <table:table-cell office:value-type="string" table:style-name="ce1">
            <text:p>Metadata, External References, Start Event, Action Steps, End Event, Agents, Target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nd Malware FuzzyPanda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oasis-tcs/cacao/blob/master/Examples/CACAO-2.0/spec-3.1-example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lwar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CAO</text:p>
          </table:table-cell>
          <table:table-cell office:value-type="string" table:style-name="ce1">
            <text:p>Exists</text:p>
          </table:table-cell>
          <table:table-cell office:value-type="string" table:style-name="ce1">
            <text:p>Metadata, External References, Start Event, Action Steps, End Event, Agents, Data Marking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lware Incident Response Playbook</text:p>
          </table:table-cell>
          <table:table-cell office:value-type="string" table:style-name="ce1">
            <text:p>Market</text:p>
          </table:table-cell>
          <table:table-cell office:value-type="string" table:style-name="ce1">
            <text:p>https://frsecure.com/malware-incident-response-playbook/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lwar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HT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ncident Response), Action Steps, End Event, Output (Report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ata Breach Playbook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cyberalberta.ca/system/files/data-breach-playbook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Data Breach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Start Event, Phases, Action Steps, Timing, Roles, Responsibilitie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ata Loss Playbook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cyberalberta.ca/system/files/data-loss-playbook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Data Los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Start Event, Phases, Action Steps, Timing, Roles, Responsibilitie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isaster Recovery Playbook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cyberalberta.ca/system/files/disaster-recovery-playbook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covery, Remedia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Start Event, Phases, Action Steps, Timing, Roles, Responsibilitie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ansomware Playbook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cyberalberta.ca/system/files/ransomware-playbook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ansomware Infec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Start Event, Phases, Action Steps, Timing, Roles, Responsibilitie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yber Incident Response – Malware Playbook v2.7</text:p>
          </table:table-cell>
          <table:table-cell office:value-type="string" table:style-name="ce1">
            <text:p>Government Guidance</text:p>
          </table:table-cell>
          <table:table-cell office:value-type="string" table:style-name="ce1">
            <text:p>https://www.gov.scot/binaries/content/documents/govscot/publications/advice-and-guidance/2019/10/cyber-resilience-incident-management/documents/cyber-incident-response-malware-playbook/cyber-incident-response-malware-playbook/govscot%3Adocument/Cyber%2Bcapability%2Btoolkit%2B-%2Bmalware%2Bplaybook%2Bv2.7.docx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lwar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DOC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Roles (Stakeholders)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laybook – Data Loss/Thef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chandunsa/IRP/blob/master/Instructions_-_Data_Loss-Theft_Playbook_gxnkco.docx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Data Loss/Theft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DOC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Roles, Filter/Condition, Additional Resources, End Event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Playbook – Malicious Code (Malware)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chandunsa/IRP/blob/master/Instructions_-_Malicious_Code_Malware_Playbook_l1zrh6.docx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lwar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DOC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Roles, Filter/Condition, Additional Resource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laybook – Ransomwar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chandunsa/IRP/blob/master/Instructions_-_Ransomware_Playbook_racues.docx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ansomware Infectio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Textual</text:p>
          </table:table-cell>
          <table:table-cell office:value-type="string" table:style-name="ce1">
            <text:p>DOC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Roles, Filter/Condition, Additional Resource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SPBC-1000 - Impact - Data Encrypted For Impact - Ransomwar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guardsight/gsvsoc_cirt-playbook-battle-cards/blob/master/GSPBC-1000%20-%20Impact%20-%20Data%20Encrypted%20For%20Impact%20-%20Ransomwar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ansomwar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References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SPBC-1001 - Initial Access - Exploit Enterprise Resources - Mobile Device SIM Attack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guardsight/gsvsoc_cirt-playbook-battle-cards/blob/master/GSPBC-1001%20-%20Initial%20Access%20-%20Exploit%20Enterprise%20Resources%20-%20Mobile%20Device%20SIM%20Attacks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IM Attack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References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SPBC-1002 - Credential Access - Spearphishing - Phishing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guardsight/gsvsoc_cirt-playbook-battle-cards/blob/master/GSPBC-1002%20-%20Credential%20Access%20-%20Spearphishing%20-%20Phishing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References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SPBC-1003 - Exfiltration - Automated Exfiltration - Data Thef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guardsight/gsvsoc_cirt-playbook-battle-cards/blob/master/GSPBC-1003%20-%20Exfiltration%20-%20Automated%20Exfiltration%20-%20Data%20Theft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Data Theft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References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SPBC-1004 - Lateral Movement - Pass the Hash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guardsight/gsvsoc_cirt-playbook-battle-cards/blob/master/GSPBC-1004%20-%20Lateral%20Movement%20-%20Pass%20the%20Hash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ass the Hash Attack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References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SPBC-1005 - Persistence - Create Account - Backdoor User Account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guardsight/gsvsoc_cirt-playbook-battle-cards/blob/master/GSPBC-1005%20-%20Persistence%20-%20Create%20Account%20-%20Backdoor%20User%20Accounts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Backdoor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References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SPBC-1006 - Initial Access - Trusted Relationship - Vendor Access to Infrastructur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guardsight/gsvsoc_cirt-playbook-battle-cards/blob/master/GSPBC-1006%20-%20Initial%20Access%20-%20Trusted%20Relationship%20-%20Vendor%20Access%20to%20Infrastructure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Trusted Vendor Acces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References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SPBC-1007 - Persistence - Browser Extensions - Malicious Browser Extension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guardsight/gsvsoc_cirt-playbook-battle-cards/blob/master/GSPBC-1007%20-%20Persistence%20-%20Browser%20Extensions%20-%20Malicious%20Browser%20Extensions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lware (Malicious Browser Extensions)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References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SPBC-1008 - Money Mule Scams - CEO Fraud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guardsight/gsvsoc_cirt-playbook-battle-cards/blob/master/GSPBC-1008%20-%20Money%20Mule%20Scams%20-%20CEO%20Fraud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ocial (Fraud)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References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SPBC-1009 - Persistence - Web Shell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guardsight/gsvsoc_cirt-playbook-battle-cards/blob/master/GSPBC-1009%20-%20Persistence%20-%20Web%20Shells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Web Shell Attack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References, Additional Resource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SPBC-1010 - Device Theft - Device Los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guardsight/gsvsoc_cirt-playbook-battle-cards/blob/master/GSPBC-1010%20-%20Device%20Theft%20-%20Device%20Loss.pdf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Device Theft/Los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Graphical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hases (IR), Action Steps, End Event, References, Additional Resources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lwar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catalyst/Malware.y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lwar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YA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 (Input), Action Steps (Tasks)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hishing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catalyst/Phishing.y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hi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YA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 (Input), Action Steps (Tasks)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impl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catalyst/Simple.y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Hash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YA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 (Input), Action Steps (Tasks)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nalyst Review of System Alerts Detail</text:p>
          </table:table-cell>
          <table:table-cell office:value-type="string" table:style-name="ce1">
            <text:p>Repository</text:p>
          </table:table-cell>
          <table:table-cell office:value-type="string" table:style-name="ce4">
            <text:p>https://github.com/luduslibrum/awesome-playbooks/tree/main/playbooks/cisa/Detect/Analyst%20Review%20of%20System%20Alert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Detection/Review of System Alert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alculate IOC Risk Score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Calculate%20IOC%20Risk%20Score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Deciding a Course of Action to Respond to IOC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Annotations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valuate IOC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Evaluate%20IOC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Triage of Incoming IOC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Annotations, Filter/Condition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CS Asset Integrity Check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ICS%20Asset%20Integrity%20Check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Handling Alerts related to IC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Annotation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dentify Systems and IOCs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Identify%20Systems%20and%20IOC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rocess Internal Alerts and Identify Appropriate Follow-on Action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nitor Accoun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Monitor%20Accoun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Extract Information on a User or Service Account for Monitor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Inclusive Gateway, Role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nitor Internal System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Monitor%20Internal%20System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Collecting Data on Systems in Response to an Aler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Parallel-Gate, Timer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ocess AV-EDR Aler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Process%20AV-EDR%20Aler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lert Processing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ocess Alert on Accoun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Process%20Alert%20on%20Accoun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lert Processing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ocess ICS aler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Process%20ICS%20aler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lert Process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Role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ocess Internal FW Aler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Process%20Internal%20FW%20Aler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lert Processing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ocess Internal IDS Aler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Process%20Internal%20IDS%20Aler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lert Processing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ocess New IOCs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Process%20New%20IOC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rocess IOC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Inclusive Gateway, Role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ocess Service Heartbeat Failure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Process%20Service%20Heartbeat%20Failure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ollect all Available Information if Heartbeat Fail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moveable Media Aler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Removable%20Media%20Aler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lert Process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ogue System Detected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Rogue%20System%20Detecte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spicious Email Submission Triage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Suspicious%20Email%20Submission%20Triage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Triage Suspicious Email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Inclusive Gateway, Role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ystem Response Type Review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Detect/System%20Response%20Type%20Review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Identification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eate Submitter Behavior Profile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Identify/Create%20Submitter%20Behavior%20Profile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dentification of Submitter Profile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urate Incoming STIX messages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Identify/Curate%20Incoming%20STIX%20message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Review Submitted STIX Message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ocess Incoming CVE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Identify/Process%20Incoming%20CVE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Process CVE Message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move False Positive STIX Objec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Identify/Remove%20False%20Positive%20STIX%20Objec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Correct Wrong STIX Object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view Submitted IDS Rules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Identify/Review%20Submitted%20IDS%20Rule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Processing of Submitted IDS Rule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hare Event Information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Identify/Share%20Event%20Informati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Format and Review Shared Data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mit IOC Sighting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Identify/Submit%20IOC%20Sighting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Submit Sighting Data of IOC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Inclusive Gateway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hreat Intel Receip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Identify/Threat%20Intel%20Receip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Process Information Found in STIX Objec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Inclusive Gateway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VE Patch Testing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Protect/CVE%20Patch%20Testing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Patch CV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atch Systems for CVE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Protect/Patch%20Systems%20for%20CVE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Patch CV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Verify CVE Patch Testing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Protect/Verify%20CVE%20Patch%20Testing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Patch CV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locked File Digest Review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cover/Blocked%20File%20Digest%20Review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Review Files on Blocklis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nitor Threat Feed Inges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cover/Monitor%20Threat%20Feed%20Inges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Monitor Threat Intelligenc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solve IOC Block-Allow Conflic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cover/Resolve%20IOC%20Block-Allow%20Conflic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view IOC being on Block and Allow Lis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ccount COA Alert Review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spond/Account%20COA%20Alert%20Review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to a Alerts regarding Network Account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Inclusive Gateway, Filter/Condition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dd Domain-URL to IDS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spond/Add%20Domain-URL%20to%20ID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dd Domain to IDS Detail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dd Email to Blocked Senders List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spond/Add%20Email%20to%20Blocked%20Senders%20Lis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dd Mail to Blocked Senders Lis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dd File Hash to IDS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spond/Add%20File%20Hash%20to%20ID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Format Intrusion Detection Rule from Hash and upload i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dd IP to IDS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spond/Add%20IP%20to%20ID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Format IDS Rule from IP Address and upload i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nalyst review of Account Aler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spond/Analyst%20review%20of%20Account%20Aler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view and Monitor Alerts regarding Flagged Accou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valuate IOC COA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spond/Evaluate%20IOC%20COA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sponse Process to Malicious IOC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Inclusive Gateway, Parallel-Gate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CS Asset Mitigation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spond/ICS%20Asset%20Mitigati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itigate and Quarantine ICS Asse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install Service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spond/Reinstall%20Service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install Service that generated Heartbeat Failure and collect Information on i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ystem COA Alert Review Det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cisa/Respond/System%20COA%20Alert%20Review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rocess Details for a System flagged for Respons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Graphical, Code, Textual)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Parallel-Gate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lwarebytes-Tes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demisto/Malwarebytes-Test.y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un Malwarebytes scan and remediate, report results, isolate endpoint and assets, then collect detections.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YA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Zendesk tes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demisto/playbook-Zendesk_test.y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upport / Ticketing enrichmen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YA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mail Address Enrichment - Generic - Tes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demisto/playbook-Email_Address_Enrichment_Generic_Test.y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Email address enrichment / reputation check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YA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Start Event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stSafeBreach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demisto/playbook-Test_SafeBreach.y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onduct a Breach Simulation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YA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Start Event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laybook-ServiceNow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demisto/playbook-ServiceNow.y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erviceNow Integrationtes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YA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Start Event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ction - Email Address - Block (Specified by User)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fortinet/Action%20-%20Email%20Address%20-%20Block%20(Specified%20by%20User)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Blocks E-Mail, Creates Indicator for it and marks its Statu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ction - File - Block (Specified by User)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fortinet/Action%20-%20File%20-%20Block%20(Specified%20by%20User)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Blocks File, Creates Indicator for it and marks its Statu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ction - File MD5 - Block (Indicator)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fortinet/Action%20-%20File%20MD5%20-%20Block%20(Indicator)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Blocks Indicator and marks it as blocked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ctivate Inactive Users - Update User Statu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fortinet/Activate%20Inactive%20Users%20-%20Update%20User%20Statu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Update User Status as Activ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hreatQ - Email Reput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fortinet/ThreatQ%20-%20Email%20Reputation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Retrieves Reputation of E-Mail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rewall_Alert_-_Threat_Traffic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iacd_automate/Firewall_Alert_-_Threat_Traffic.bpm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ceive Threat Alert and process i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Input, Start Event, Filter/Condition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rewall_Alert_Generic</text:p>
          </table:table-cell>
          <table:table-cell office:value-type="string" table:style-name="ce1">
            <text:p>Repository</text:p>
          </table:table-cell>
          <table:table-cell office:value-type="string" table:style-name="ce4">
            <text:p>https://github.com/luduslibrum/awesome-playbooks/blob/main/playbooks/iacd_automate/Firewall_Alert_Generic.bpm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rocess Firewall Aler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Input, Start Event, Filter/Condition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rewall_Unknown_UR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iacd_automate/Firewall_Unknown_URL.bpm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rocess Suspicious E-Mail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Input, Start Event, Filter/Condition, Action Steps, Inclusive Gateway, Parallel-Gateway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lware_Detection_Respons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iacd_automate/Malware_Detection_Response.bpm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lware Detection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Input, Start Event, Filter/Condition, Action Steps, Parallel-Gateway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otification_Of_New_Potentially_Malicious_File_On_Networ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iacd_automate/Notification_Of_New_Potentially_Malicious_File_On_Network.bpm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Notification of New Potentially Malicous File On Network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Input, Start Event, Action Steps, Inclusive Gateway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ogue_Aler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iacd_automate/Rogue_Alert.bpm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rocess Rogue Aler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Filter/Condition, Action Steps, Parallel-Gateway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spicious_Em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iacd_automate/Suspicious_Email.bpm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view Suspicious E-Mail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Parallel-Gateway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hreat_Feed_to_Blocklis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iacd_automate/Threat_Feed_to_Blocklist.bpm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ceive Threat Feed and add it to Blocklis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Input, Start Event, Filter/Condition, Inclusive Gateway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Virus_Aler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iacd_automate/Virus_Alert.bpm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ceive and process Virus Aler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BPM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Input, Start Event, Filter/Condition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aseline - Palo Alto - High Risk or Remote Access Application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logichub/Baseline%20-%20Palo%20Alto%20-%20High%20Risk%20or%20Remote%20Access%20Application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Identify high-risk or remote-access Application Session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Input, Start Event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OB Content - Hash Lookup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logichub/OOB%20Content%20-%20Hash%20Lookup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Lookup Hash of OOB Conte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Input, Start Event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electively Delete Old Case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logichub/Selectively%20Delete%20Old%20Case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earch and Delete Old LogicHub Cases and Task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 (SQL)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yy_a_Detection - Windows_4688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logichub/yyy_a_Detection%20-%20Windows_4688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Create JSON-Alert-Object for a SumoLogic-Destination from suspicious Pattern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Input, Actions Steps, Filter/Condition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yy_m_NGINX_Controller_HTTP_Acces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logichub/yyy_m_NGINX_Controller_HTTP_Acces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Analysis of NGINX Controller HTTP Access Logs and Output for further Us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Start Event, Action Steps, Filter/Condition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D4IoT-AutoCloseIncident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AD4IoT-AutoCloseIncidents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utomatic Incident Handling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Code, Text, Screenshot, CSV-File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Filter/Condition, Action Step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S-Slack-Integr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AS-Slack-Integrati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ake a Slack Post about Microsoft Sentinel Incident Information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, Screenshot for Suppor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Trigger, Start Event, Action Steps, Filter/Condition, Roles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mment-OriginAlertUR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Comment-OriginAlertUR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dding a comment to Sentinel Incident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et-AlienVault_OTX_V2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Get-AlienVault_OTX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Import Threat Indicators from AlienVault into Azure Sentinel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Filter/Condition, Action Steps, Parallel-Gateway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corded Future - IP - Enrichmen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RecordedFuture_IP_Enrichmen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Enrich IP Indicators found in Aler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gicMonitor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LogicMonitor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utomatically remediate AppPool Aler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Screenshot)</text:p>
          </table:table-cell>
          <table:table-cell office:value-type="string" table:style-name="ce1">
            <text:p>X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Filter/Condition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otify-Owner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Notify-Owner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end Teams Message to a new Incident Owner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, Screensho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end-Okta-RawLog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OktaRawLog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Sends raw Events from Okta Events API into Sentinel Workspace Custom Table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Action Steps, Parallel-Gateway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pen-ServiceDeskPlusOnDemand-Ticke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Open-ServiceDeskPlusOnDemand-Ticke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Open a new ManageEngine Service Desk Plus Ticket Request when a new Incident is created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Filter/Condition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ost-Tags-And-Comments-To-Your-IntSights-Accoun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Post-Tags-And-Comments-To-Your-IntSights-Accoun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Post tags and Comments for matched IOCs to IntSights Accoun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Filter/Condition, Action Steps, Parallel-Gateway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un-AzureVMPacketCaptur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Run-AzureVMPacketCapture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Starts a Packet Capture on a Azure VM Windows or Linux using Network Watcher and stores it on a blob storage Accoun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Filter/Condition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SH - Linux Network Administr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SSH%20-%20Linux%20Network%20Administrati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Queries the System for the List of connected Interfaces and returns the Name of the Device of the first Line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end-basic-em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Send-basic-emai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ends E-Mail with basic Incident Detail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, Screensho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olarwinds Service Des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Solarwinds%20Service%20Desk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rocesses Incidents in various form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wilio SMS Chatbo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Twilio%20SMS%20Chatbo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Creating a Virtual Support Agent with Twilio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, Screensho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Watchlist-SendSQLData-Watchlis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Watchlist-SendSQLData-Watchlist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Gets the relevant Dates from Azure SQL and creates a new Watchlist or updates an exsisting Watchlist with the Query Outpu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, Screensho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Action Steps, Filter/Condition, Loop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Zscaler-add-Domains-to-URL-Category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Zscaler-add-Domains-to-URL-Category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Pulls domains from Sentinel Incidents and adds them to a Zscaler URL Category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, Screensho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Action Steps, Filter/Condition, Loop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lateAlertsToIncident-basedOnIP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ms_azure/relateAlertsToIncident-basedOnIP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Looks for other Alerts with the same IP as the triggered Incident and adds it to the Incident if it is not already assigned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, Screenshot)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stated</text:p>
          </table:table-cell>
          <table:table-cell office:value-type="string" table:style-name="ce1">
            <text:p>General Information, Input, Start Event, Action Steps, Filter/Condition, Loop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dd Asset Criticality Tag with InsightVM from Slac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apid7/Add%20Asset%20Criticality%20Tag%20with%20InsightVM%20from%20Slack.ic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ets criticality tag from Slack with an interactive Slack messag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Start Event, Input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ISA Alerts in Slac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apid7/CISA%20Alerts%20in%20Slack.ic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Delivers Alerts regarding Vulnerabilities, Zero-day Threats, and other Security Issues to Slack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End Event, Outpu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ck Agent Status with Ivanti Security Controls from Slac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apid7/Check%20Agent%20Status%20with%20Ivanti%20Security%20Controls%20from%20Slack.ic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Fetches Agent Details by Hostname from Ivanti Security Controls and posts the Results in a Slack Thread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Filter/Condition, Loop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nrich Domain with OSINT from Slac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apid7/Enrich%20Domain%20with%20OSINT%20from%20Slack.ic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Enrich a potentially malicious Domain with Threat Intelligence provided by Threat Crowd, Dig, and Whois from Slack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Loop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nd InsightConnect Resources from Slac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apid7/Find%20InsightConnect%20Resources%20from%20Slack.ic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Find InsightConnect Documentation through an Interaction with the Slack and provide an Example of how to structure Slack-based InsightConnect Workflow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Loop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nage Expiring Vulnerability Exceptions with InsightVM and Microsoft Team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apid7/Manage%20Expiring%20Vulnerability%20Exceptions%20with%20InsightVM%20and%20Microsoft%20Teams.ic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Notify a user weekly via Microsoft Teams message of expiring exception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pen Tickets in SNOW for Newly Discovered Vuln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apid7/Open%20Tickets%20in%20SNOW%20for%20Newly%20Discovered%20Vulns.ic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Automatic Creation of SNOW incidents for newly discovered Vulnerabilities above a CVSS threshold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Loop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Quarantine Asset with the InsightAgent from InsightIDR ABA Process Start Event Alert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apid7/Quarantine%20Asset%20with%20the%20InsightAgent%20from%20InsightIDR%20ABA%20Process%20Start%20Event%20Alerts.ic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Trigger off of Process Start Event ABA Detections from InsightIDR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eceive CISA Alerts in Microsoft Team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apid7/Receive%20CISA%20Alerts%20in%20Microsoft%20Teams.ic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Vulnerability Response</text:p>
          </table:table-cell>
          <table:table-cell office:value-type="string" table:style-name="ce1">
            <text:p>Deliver Alerts regarding Vulnerabilities, Zero-day Threats, and other Security Issues to Microsoft Team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lunk App Workflow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apid7/Splunk%20App%20Workflow.ic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ceives an Event sent by the Rapid7 InsightConnect App for Splunk and performs Enrichment on i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Unshorten URL from Slac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apid7/Unshorten%20URL%20from%20Slack.ic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ccepts a Slack Command containing a URL, looks up the URL with unshorten.me, and posts the full URL to Slack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eck if service is running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esolve/Workflows/Check%20if%20service%20is%20running.x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Checks if Service is running and restart remotely using Email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X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Roles, Start Event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le management autom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esolve/Workflows/File%20management%20automation.x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Get File from FTP Server, unzip and copy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X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Roles, Start Event, Action Steps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nitor list of URL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esolve/Workflows/Monitor%20list%20of%20URLs.x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Monitor list of URL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X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Roles, Start Event, Action Steps, Loop, Filter/Condi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Unlock AD account remotely by em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resolve/Workflows/Unlock%20AD%20account%20remotely%20by%20email.x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Unlock Active Directory Account remotely by Email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X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Roles, Start Event, Action Step, Filter/Condition, Action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_S3_Block_IP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huffle/AWS_S3_Block_IP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action to a AWS-S3/CloudTrail-related Aler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Parallel-Gateway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TP_Block_IP_AWS_Firewal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huffle/FTP_Block_IP_AWS_Firewall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reates a Ticket when Wazuh-Alert happens and analysis suspicious IP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, Parallel-Gateway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andle_Single_Em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huffle/Handle_Single_Email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Enrichment of suspicious E-Mails and Alert in TheHive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Parallel-Gateway, Loop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ash_Threatlist_Shuffl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huffle/Hash_Threatlist_Shuffle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Performing Hash-Triage via VirusTotal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Filter/Condition, Parallel-Gateway, Action Steps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SH_Block_IP_AWS_Firewal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huffle/SSH_Block_IP_AWS_Firewall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Containment of SSH-based Attack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Parallel-Gateway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heHive_Webhook_Handler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huffle/TheHive_Webhook_Handler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utomatic Handling of TheHive-Event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Start Event, Action Steps, Filter/Condition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URL_Threatlist_Shuffle_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huffle/URL_Threatlist_Shuffle_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Performing an URL Reputation Check and create a Threatlis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Parallel-Gateway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WAZUH_Webhook_handler_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huffle/WAZUH_Webhook_handler_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Receive Wazuh Alerts via Webhook, enrich IOCs, create a combined Alert in TheHiv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Parallel-Gateway, Output, End Ev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_disable_user_account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aws_disable_user_account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Disables a List of AWS IAM User Account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ws_find_inactive_user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aws_find_inactive_user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Finds AWS Accounts that have not been used for a long Time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Start Event, Action Steps, Filter/Condition, Parallel-Gateway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tnet_report_monitor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botnet_report_monitor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SOC-Workflow for automatic detection of PAN “botnet” Reports sending them to ITSM plus Team-Alerting on Slack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eate_ticke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create_ticket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Ticket creation for Incident Handling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lete_detected_file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delete_detected_file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Deleting a malicious File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ain_investigat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domain_investigate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on of a Domain Name (TLD)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Parallel-Gateway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xtrahop_detect_data_exfiltr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extrahop_detect_data_exfiltration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Triage for Exfiltration Aler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Parallel-Gateway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reynoise_ip_enrichment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greynoise_ip_enrichment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Determines Event Severity and runs Reputation Check for high Severity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ntelligence_management_enrich_indicator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intelligence_management_enrich_indicator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Gathers Threat Information about Indicators in a SOAR Event using Intelligence Managemen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g4j_investigat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log4j_investigate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Investigates and responds to Attacks against Hosts running vulnerable Java Applications which use log4j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g4j_respond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log4j_respond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Mitigates the Risk from an exploited Host by deleting malicious Files, blocking outbound Network Connections and shutting down the Hos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Inclusive-Gateway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agios_service_monitor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nagios_service_monitor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Automatic Response to Notifications from a Nagios Server that is monitoring Linux Service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isk_notable_block_indicator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risk_notable_block_indicator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Locating Indicators marked for Blocking and determining if any Blocking Playbooks exis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url_investigate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splunk/url_investigate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Gathers Intelligence about one or more URLs and tags the URL indicators with priority scores and returns a Verdic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Parallel-Gateway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CPB-Analyze File Hashes via Emai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threat_connect/TCPB-Analyze%20File%20Hashes%20via%20Emai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Pulls File Hashes from the Body of an Email and returns a Listing of those Hashes with their respective Threat and Confidence Ratings from the ThreatConnect Instance the Playbook is executing from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PB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Loop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CPB-DC-Analyze Malware With McAfee ATD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threat_connect/TCPB-DC-Analyze%20Malware%20With%20McAfee%20ATD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ubmits a Malware Document to McAfee ATD for Detonation and ingest the Submission Result with a Rating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PB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CPB-HT-Parse STIX SML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threat_connect/TCPB-HT-Parse%20STIX%20S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Parse a STIX XML File from the File Post Spaces App and import it to ThreatConnect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PB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Parallel-Gateway, Loop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CPB-HT-Sixgill-DarkWeb-Domain-Investig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threat_connect/TCPB-HT-Sixgill-DarkWeb-Domain-Investigation/Sixgill_-_DarkWeb_Domain_Investigation.pbx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Hunts a Domain provided by a SIEM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PB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Loop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CPB-PHISHING-EMAIL-INGES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threat_connect/TCPB-PHISHING-EMAIL-INGESTI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Example Playbook to teach how to ingest Phishing Emails automatically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PB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CPB-TT-Iris Investigate Monitor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tree/main/playbooks/threat_connect/TCPB-TT-Iris%20Investigate%20Monitor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Implements Tracking in Iris Investigate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B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Parallel-Gateway, Loop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CPB-VirusTotal Search</text:p>
          </table:table-cell>
          <table:table-cell office:value-type="string" table:style-name="ce1">
            <text:p>Repository</text:p>
          </table:table-cell>
          <table:table-cell office:value-type="string" table:style-name="ce4">
            <text:p>https://github.com/luduslibrum/awesome-playbooks/tree/main/playbooks/threat_connect/TCPB-VirusTotal%20Search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Utilizes a Search Term for VirusTotals premium API /search endpoint and stores File Hashes in ThreatConnect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Hybrid (Code, Text)</text:p>
          </table:table-cell>
          <table:table-cell office:value-type="string" table:style-name="ce1">
            <text:p>PB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Loop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nalyze-domains-through-multiple-source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tines/analyze-domains-through-multiple-source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ing malicious Domains via Threat Intelligence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reate-manage-incident-comms-via-slack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tines/create-manage-incident-comms-via-slack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Allows to create and manage Incident Communication directly through Slack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Parallel-Gateway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etch-manage-microsoft-defender-alert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tines/fetch-manage-microsoft-defender-alerts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Fetches Microsoft Defender Alerts and creates a Jira Ticket for each of them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earch-and-delete-spam-in-an-office-365-mailbox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tines/search-and-delete-spam-in-an-office-365-mailbox.json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cident Response</text:p>
          </table:table-cell>
          <table:table-cell office:value-type="string" table:style-name="ce1">
            <text:p>Searches Spam Emails in Office 365 by Subject and deletes them using the Microsoft Graph API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Loop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ctive_Directory_Investigat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xsoar/Active_Directory_Investigation.y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Investigates Changes and Manipulation in Active Directory Containers, ACLs, Schema and Object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YA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Output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andle_False_Positive_Alerts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xsoar/Handle_False_Positive_Alerts.y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Handles False Positivies by creating an Alert Exclusion or Alert Exception, or adds a File to an Allow List based on the Alert Fields and Playbook Inputs</text:p>
          </table:table-cell>
          <table:table-cell office:value-type="string" table:style-name="ce1">
            <text:p>Semi-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YA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End Event, Additional Inform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earch_Endpoints_By_Hash_-_Generic_V2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https://github.com/luduslibrum/awesome-playbooks/blob/main/playbooks/xsoar/Search_Endpoints_By_Hash_-_Generic_V2.yml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Searches via Hash with Endpoint Tools after compromised Endpoints</text:p>
          </table:table-cell>
          <table:table-cell office:value-type="string" table:style-name="ce1">
            <text:p>Fully automate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YAM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ndor-specific</text:p>
          </table:table-cell>
          <table:table-cell office:value-type="string" table:style-name="ce1">
            <text:p>Input, Start Event, Action Steps, Filter/Condition, Parallel-Gateway, End Event, Additional Information</text:p>
          </table:table-cell>
          <table:table-cell table:number-columns-repeated="16369"/>
        </table:table-row>
        <table:table-row table:number-rows-repeated="10482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Michael-David Mages</meta:initial-creator>
    <dc:creator>Michael-David Mages</dc:creator>
    <meta:creation-date>2026-01-17T19:09:34Z</meta:creation-date>
    <dc:date>2026-02-27T09:48:51Z</dc:date>
    <meta:editing-duration>PT0S</meta:editing-duration>
  </office:meta>
</office:document-meta>
</file>